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2600b0" officeooo:paragraph-rsid="002600b0"/>
    </style:style>
    <style:style style:name="P2" style:family="paragraph" style:parent-style-name="Standard">
      <style:text-properties officeooo:rsid="002600b0" officeooo:paragraph-rsid="0008e481"/>
    </style:style>
    <style:style style:name="P3" style:family="paragraph" style:parent-style-name="Standard">
      <style:text-properties officeooo:rsid="0008bdbc" officeooo:paragraph-rsid="0008bdbc"/>
    </style:style>
    <style:style style:name="P4" style:family="paragraph" style:parent-style-name="Standard">
      <style:text-properties fo:font-size="15pt" fo:font-weight="bold" officeooo:rsid="002600b0" officeooo:paragraph-rsid="0008bdbc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08bdbc" officeooo:paragraph-rsid="0008bdbc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officeooo:rsid="0008bdbc" officeooo:paragraph-rsid="0008bdbc" style:font-size-asian="22pt" style:font-size-complex="22pt"/>
    </style:style>
    <style:style style:name="P7" style:family="paragraph" style:parent-style-name="Preformatted_20_Text">
      <style:paragraph-properties fo:margin-left="0.4925in" fo:margin-right="0in" fo:widows="1" fo:text-indent="0in" style:auto-text-indent="false"/>
      <style:text-properties officeooo:paragraph-rsid="002c922b"/>
    </style:style>
    <style:style style:name="P8" style:family="paragraph" style:parent-style-name="Standard">
      <style:paragraph-properties fo:margin-left="0.4925in" fo:margin-right="0in" fo:margin-top="0in" fo:margin-bottom="0.1965in" loext:contextual-spacing="false" fo:widows="1" fo:text-indent="0in" style:auto-text-indent="false"/>
      <style:text-properties officeooo:paragraph-rsid="002c922b"/>
    </style:style>
    <style:style style:name="P9" style:family="paragraph" style:parent-style-name="Heading_20_2">
      <style:paragraph-properties fo:margin-left="0.4925in" fo:margin-right="0in" fo:margin-top="0in" fo:margin-bottom="0.1965in" loext:contextual-spacing="false" fo:widows="1" fo:text-indent="0in" style:auto-text-indent="false"/>
      <style:text-properties officeooo:paragraph-rsid="0008e481"/>
    </style:style>
    <style:style style:name="P10" style:family="paragraph" style:parent-style-name="Preformatted_20_Text">
      <style:paragraph-properties fo:margin-left="0.4925in" fo:margin-right="0in" fo:margin-top="0in" fo:margin-bottom="0.1965in" loext:contextual-spacing="false" fo:widows="1" fo:text-indent="0in" style:auto-text-indent="false"/>
    </style:style>
    <style:style style:name="P11" style:family="paragraph" style:parent-style-name="Preformatted_20_Text">
      <style:paragraph-properties fo:margin-left="0.4925in" fo:margin-right="0in" fo:margin-top="0in" fo:margin-bottom="0.1965in" loext:contextual-spacing="false" fo:widows="1" fo:text-indent="0in" style:auto-text-indent="false"/>
      <style:text-properties officeooo:paragraph-rsid="0008e481"/>
    </style:style>
    <style:style style:name="P12" style:family="paragraph" style:parent-style-name="Text_20_body">
      <style:paragraph-properties fo:margin-left="0.4925in" fo:margin-right="0in" fo:text-indent="0in" style:auto-text-indent="false"/>
    </style:style>
    <style:style style:name="P13" style:family="paragraph" style:parent-style-name="Preformatted_20_Text">
      <style:paragraph-properties fo:margin-left="0.9846in" fo:margin-right="0in" fo:widows="1" fo:text-indent="0in" style:auto-text-indent="false"/>
      <style:text-properties officeooo:paragraph-rsid="002c922b"/>
    </style:style>
    <style:style style:name="P14" style:family="paragraph" style:parent-style-name="Preformatted_20_Text">
      <style:paragraph-properties fo:margin-left="0.9846in" fo:margin-right="0in" fo:margin-top="0in" fo:margin-bottom="0.1965in" loext:contextual-spacing="false" fo:widows="1" fo:text-indent="0in" style:auto-text-indent="false"/>
      <style:text-properties officeooo:paragraph-rsid="002c922b"/>
    </style:style>
    <style:style style:name="P15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16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P17" style:family="paragraph" style:parent-style-name="Preformatted_20_Text">
      <style:paragraph-properties fo:margin-top="0in" fo:margin-bottom="0.1965in" loext:contextual-spacing="false" fo:widows="1"/>
      <style:text-properties officeooo:paragraph-rsid="002c922b"/>
    </style:style>
    <style:style style:name="P18" style:family="paragraph" style:parent-style-name="Preformatted_20_Text">
      <style:paragraph-properties fo:margin-left="1.4772in" fo:margin-right="0in" fo:margin-top="0in" fo:margin-bottom="0.1965in" loext:contextual-spacing="false" fo:widows="1" fo:text-indent="0in" style:auto-text-indent="false"/>
      <style:text-properties officeooo:paragraph-rsid="002c922b"/>
    </style:style>
    <style:style style:name="P19" style:family="paragraph" style:parent-style-name="Preformatted_20_Text">
      <style:text-properties officeooo:rsid="002600b0" officeooo:paragraph-rsid="002600b0"/>
    </style:style>
    <style:style style:name="T1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fo:font-variant="normal" fo:text-transform="none" fo:color="#222222" style:font-name="arial" fo:font-size="12pt" fo:letter-spacing="normal" fo:font-style="normal" fo:font-weight="normal" officeooo:rsid="002c922b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222222" style:font-name="arial" fo:font-size="12pt" fo:letter-spacing="normal" fo:font-style="normal" fo:font-weight="normal" officeooo:rsid="003320d5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222222" style:font-name="arial" fo:font-size="12pt" fo:letter-spacing="normal" fo:font-style="italic" fo:font-weight="normal" style:font-size-asian="12pt" style:font-size-complex="12pt"/>
    </style:style>
    <style:style style:name="T5" style:family="text">
      <style:text-properties fo:font-variant="normal" fo:text-transform="none" fo:color="#222222" style:font-name="Liberation Sans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variant="normal" fo:text-transform="none" fo:color="#222222" style:font-name="Liberation Sans" fo:font-size="15pt" fo:letter-spacing="normal" fo:font-style="normal" fo:font-weight="bold" officeooo:rsid="0035a176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variant="normal" fo:text-transform="none" fo:color="#222222" style:font-name="Liberation Mono" fo:font-size="12pt" fo:letter-spacing="normal" fo:font-style="normal" fo:font-weight="normal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fo:color="#222222" style:font-name="Liberation Mono" fo:font-size="12pt" fo:letter-spacing="normal" fo:font-style="normal" fo:font-weight="normal" officeooo:rsid="0008e481" style:font-size-asian="12pt" style:font-style-asian="normal" style:font-size-complex="12pt" style:font-style-complex="normal"/>
    </style:style>
    <style:style style:name="T9" style:family="text">
      <style:text-properties officeooo:rsid="0008e481"/>
    </style:style>
    <style:style style:name="T10" style:family="text">
      <style:text-properties officeooo:rsid="0009dd2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al·laci<text:span text:style-name="T9">ó</text:span> MariaDB a Fedora2<text:span text:style-name="T10">7</text:span></text:p>
      <text:p text:style-name="P3"/>
      <text:p text:style-name="P5">INSTAL·LAR MARIADB</text:p>
      <text:p text:style-name="P3"/>
      <text:p text:style-name="P3"><text:a xlink:type="simple" xlink:href="https://fedoraproject.org/wiki/MariaDB" text:style-name="Internet_20_link" text:visited-style-name="Visited_20_Internet_20_Link">https://fedoraproject.org/wiki/MariaDB</text:a></text:p>
      <text:p text:style-name="P3"/>
      <text:p text:style-name="P3"/>
      <text:p text:style-name="P4">ACTIVAR I TESTEJAR APACHE</text:p>
      <text:p text:style-name="P1"/>
      <text:p text:style-name="P1">crear a /var/www/html :</text:p>
      <text:p text:style-name="P1"/>
      <text:p text:style-name="P1">test.php:</text:p>
      <text:p text:style-name="P1">&lt;?php</text:p>
      <text:p text:style-name="P1">phpinfo()</text:p>
      <text:p text:style-name="P1">?&gt;</text:p>
      <text:p text:style-name="P1"/>
      <text:p text:style-name="P2">fer </text:p>
      <text:p text:style-name="P2">systemctl start httpd.service</text:p>
      <text:p text:style-name="P1"/>
      <text:p text:style-name="P1">provar localhost/test.php</text:p>
      <text:p text:style-name="P1"/>
      <text:p text:style-name="P1">autoengegar apache : systemctl enable httpd.service</text:p>
      <text:p text:style-name="P1"/>
      <text:p text:style-name="P1"/>
      <text:p text:style-name="P19"><text:span text:style-name="Source_20_Text"><text:span text:style-name="T5">Instal</text:span></text:span><text:span text:style-name="Source_20_Text"><text:span text:style-name="T6">·</text:span></text:span><text:span text:style-name="Source_20_Text"><text:span text:style-name="T5">lar phpmyadmin</text:span></text:span></text:p>
      <text:p text:style-name="P19"><text:span text:style-name="Source_20_Text"><text:span text:style-name="T5"/></text:span></text:p>
      <text:p text:style-name="P10"><text:span text:style-name="Source_20_Text"><text:span text:style-name="T8">dnf</text:span></text:span><text:span text:style-name="Source_20_Text"><text:span text:style-name="T7"> install phpmyadmin </text:span></text:span></text:p>
      <text:p text:style-name="P11"><text:span text:style-name="Source_20_Text"><text:span text:style-name="T8">reengegar apache :</text:span></text:span></text:p>
      <text:p text:style-name="P11"><text:span text:style-name="Source_20_Text"><text:span text:style-name="T8">systemctl restart httpd</text:span></text:span></text:p>
      <text:p text:style-name="P11"><text:span text:style-name="Source_20_Text"><text:span text:style-name="T8"/></text:span></text:p>
      <text:h text:style-name="P9" text:outline-level="2"><text:bookmark text:name="Configuration_files"/><text:span text:style-name="Source_20_Text"><text:span text:style-name="T8">Configuration files:</text:span></text:span></text:h>
      <text:p text:style-name="P12">The main configuration file is <text:span text:style-name="Source_20_Text">/etc/phpMyAdmin/config.inc.php</text:span> </text:p>
      <text:p text:style-name="P12">A configuration file for the Apache web server, httpd, is automatically created <text:span text:style-name="Source_20_Text">/etc/httpd/conf.d/phpMyAdmin.conf</text:span> </text:p>
      <text:p text:style-name="P11"><text:span text:style-name="Source_20_Text"><text:span text:style-name="T8"/></text:span></text:p>
      <text:p text:style-name="P7"><text:span text:style-name="Source_20_Text"><text:span text:style-name="T1">canviar configuracio </text:span></text:span><text:span text:style-name="Source_20_Text"><text:span text:style-name="T2">d'IP</text:span></text:span><text:span text:style-name="Source_20_Text"><text:span text:style-name="T1">,s q es poden connectar a</text:span></text:span></text:p>
      <text:p text:style-name="P13"><text:span text:style-name="Source_20_Text"><text:span text:style-name="T1"><text:s/>/etc/httpd/conf.d/php</text:span></text:span><text:span text:style-name="Source_20_Text"><text:span text:style-name="T3">M</text:span></text:span><text:span text:style-name="Source_20_Text"><text:span text:style-name="T1">y</text:span></text:span><text:span text:style-name="Source_20_Text"><text:span text:style-name="T3">A</text:span></text:span><text:span text:style-name="Source_20_Text"><text:span text:style-name="T1">dmin.conf</text:span></text:span></text:p>
      <text:p text:style-name="P15"/>
      <text:p text:style-name="P16"><text:soft-page-break/><text:tab/>Posar a: /etc/phpMyAdmin/config.inc.php</text:p>
      <text:p text:style-name="P17"><text:span text:style-name="Source_20_Text"><text:span text:style-name="T4"><text:tab/></text:span></text:span><text:span text:style-name="Source_20_Text"><text:span text:style-name="T1"><text:tab/>$cfg['Servers'][$i]['host'] <text:s text:c="9"/>= '127.0.0.1'; // MySQL hostname or IP</text:span></text:span></text:p>
      <text:p text:style-name="P18"><text:span text:style-name="Source_20_Text"><text:span text:style-name="T1">en lloc de </text:span></text:span></text:p>
      <text:p text:style-name="P14"><text:span text:style-name="Source_20_Text"><text:span text:style-name="T1">$cfg['Servers'][$i]['host'] <text:s text:c="9"/>= '</text:span></text:span><text:span text:style-name="Source_20_Text"><text:span text:style-name="T2">localhost</text:span></text:span><text:span text:style-name="Source_20_Text"><text:span text:style-name="T1">'; // MySQL hostname or Ipl</text:span></text:span></text:p>
      <text:p text:style-name="P8"><text:span text:style-name="Source_20_Text"><text:span text:style-name="T2">Entrar a http:/localhost/phpMyAdmin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09:44:22.639244106</meta:creation-date>
    <dc:date>2018-11-20T09:59:26.419681137</dc:date>
    <meta:editing-duration>PT18M54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2" meta:paragraph-count="27" meta:word-count="97" meta:character-count="873" meta:non-whitespace-character-count="776"/>
  </office:meta>
</office:document-meta>
</file>